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ce style:name="Arial Black" svg:font-family="'Arial Black'"/>
    <style:font-face style:name="OpenSymbol" svg:font-family="OpenSymbol"/>
    <style:font-face style:name="Tahoma1" svg:font-family="Tahoma"/>
    <style:font-face style:name="Arial1" svg:font-family="Arial"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style:writing-mode="lr-tb"/>
    </style:style>
    <style:style style:name="P3" style:family="paragraph" style:parent-style-name="Text_20_body" style:list-style-name="L3">
      <style:paragraph-properties style:writing-mode="lr-tb"/>
    </style:style>
    <style:style style:name="P4" style:family="paragraph" style:parent-style-name="Text_20_body" style:list-style-name="L11">
      <style:paragraph-properties style:writing-mode="lr-tb"/>
    </style:style>
    <style:style style:name="P5" style:family="paragraph" style:parent-style-name="Text_20_body" style:list-style-name="L12">
      <style:paragraph-properties style:writing-mode="lr-tb"/>
    </style:style>
    <style:style style:name="P6" style:family="paragraph" style:parent-style-name="Text_20_body" style:list-style-name="L13">
      <style:paragraph-properties style:writing-mode="lr-tb"/>
    </style:style>
    <style:style style:name="P7" style:family="paragraph" style:parent-style-name="Text_20_body" style:list-style-name="L14">
      <style:paragraph-properties style:writing-mode="lr-t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consecutive-numbering="true">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start-value="5">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oursera:Univ of Washington:Predictive Analytics:Kaggle Competition</text:h>
      <text:p text:style-name="Text_20_body">bdanalytics: Jan 15, 2016</text:p>
      <text:p text:style-name="Text_20_body"/>
      <text:h text:style-name="Heading_20_2" text:outline-level="2">Competition: Facial Keypoints Detection</text:h>
      <text:h text:style-name="Heading_20_3" text:outline-level="3">Problem Description:</text:h>
      <text:p text:style-name="Text_20_body">Give the name of the competition you selected and write a few sentences describing the competition problem as you interpreted it. You want your writeup to be self-contained so your peer-reviewer does not need to go to Kaggle to study the competition description. Clarity is more important than detail. What's the overall goal? What does the data look like? How will the results be evaluated?</text:p>
      <text:p text:style-name="Text_20_body"/>
      <text:p text:style-name="Text_20_body">Example: "The task is to predict whether a given passenger survived the sinking of the Titanic based on various attributes including age, location of the passenger's cabin on the ship, family members, the fare they paid, and other information. Solutions are evaluated by comparing the percentage of correct answers on a test dataset."your problem, your solution, your evaluation, and some improvement. These reports will be graded by peer review. </text:p>
      <text:p text:style-name="Text_20_body">The task is to automatically locate specific key-points (e.g. left eye center, nose tip, mouth right corner, etc.) on facial images. Training dataset contains 7,049 grayscale facial images (96 x 96 pixels) with xy co-ordinates of 15 <text:s/>key-points. Test dataset contains 1,783 images without any key-points location(s). Results are evaluated based on distance of predictions from pre-computed locations (not available in the data). Lower score indicates closer predictions. The competition information does not disclose methodology of the evaluation metric (or maybe I missed it)</text:p>
      <text:h text:style-name="Heading_20_3" text:outline-level="3">Analysis Approach:</text:h>
      <text:p text:style-name="Text_20_body">Write a few sentences describing how you approached the problem. What techniques did you use? Clarity is more important than technical depth in this exercise. <text:s/></text:p>
      <text:p text:style-name="Text_20_body"/>
      <text:p text:style-name="Text_20_body">HINT: Favor simple approaches over complex approaches. The idea is to get a good, simple, comprehensible solution rather than try to impress people with how smart you are. Start small, and improve your solution incrementally -- don't try to save the world, boil the ocean, or any other hyperbolic metaphors. </text:p>
      <text:p text:style-name="Text_20_body"/>
      <text:p text:style-name="Text_20_body">Example: "I split the data by gender and handled each class separately. For the females, I trivially classified all of them as "survived." For the males, I trained a random forest as a classifier. I ignored the pclass atribute that indicated the location of the passenger's cabin because I didn't think it was relevant."</text:p>
      <text:p text:style-name="Text_20_body">I followed the suggestion provided by the competition organizers of computing a patch (11 x 11) of pixels around each keypoint and computing their mean pixel pattern. The mean pixel pattern is then utilized to compare with a query patch. Comparison metrics include correlation and Minkowski similarities (Minkowski L1 distance is identical to Manhattan distance, Minkowski L2 distance is identical to Euclidan distance, etc.). Would like to investigate the option of using external pre-trained classifiers (e.g. <text:s/>opencv haartraining).</text:p>
      <text:h text:style-name="Heading_20_3" text:outline-level="3">Initial Solution:</text:h>
      <text:p text:style-name="Text_20_body">Write a few sentences describing how you implemented your approach. Think of it as a whiteboard conversation <text:soft-page-break/>or a descriptive forum post rather than a full technical report. Try to provide enough detail for someone with some experience to follow your recipe and reproduce your results: Describe how you prepared the data, the method(s) you applied, and any tools you used (not detailed code). <text:s text:c="3"/>What languages and libraries did you use? What challenges did you run into? </text:p>
      <text:p text:style-name="Text_20_body"/>
      <text:p text:style-name="Text_20_body">Example: "I partitioned the data by gender manually using Excel. I used Weka to build the random forest."</text:p>
      <text:p text:style-name="Text_20_body">My implementation was in R utilizing ggplot2 (image plotting), proxy (matrix similarity computations) &amp; caret (classification techniques &amp; algorithms). Initial solution once again was plagiarized from the competition notes which involved computing the mean location of all keypoints across the training images. This was used as the prediction for all test images which resulted in a score of 3.9654.</text:p>
      <text:h text:style-name="Heading_20_3" text:outline-level="3">Revised Solution(s):</text:h>
      <text:p text:style-name="Text_20_body">Initially I just focused on left_eye_center detection due to time &amp; computing throughput constraints. The predictions for all other key-points defaulted to the training mean locations.</text:p>
      <text:list xml:id="list1386118800" text:style-name="L1">
        <text:list-item>
          <text:p text:style-name="P1">Compute mean pixel patch (11 x 11) around the keypoint location in the training data set</text:p>
        </text:list-item>
        <text:list-item>
          <text:p text:style-name="P1">For each training image:</text:p>
        </text:list-item>
      </text:list>
      <text:list xml:id="list1425546797" text:style-name="L3">
        <text:list-item>
          <text:list>
            <text:list-item>
              <text:p text:style-name="P3">Compute 11 x 11 pixel patches for each center in a 5 x 5 grid around the keypoint location</text:p>
            </text:list-item>
            <text:list-item>
              <text:p text:style-name="P3">Compute similarity metrics for these 25 patches with the keypoint mean patch</text:p>
              <text:list>
                <text:list-item>
                  <text:p text:style-name="P3">correlation after transforming the patch matrix into a single vector</text:p>
                </text:list-item>
                <text:list-item>
                  <text:p text:style-name="P3">Minkowski distance (L1, L2 &amp; L3)</text:p>
                </text:list-item>
              </text:list>
            </text:list-item>
          </text:list>
        </text:list-item>
      </text:list>
      <text:list xml:id="list1048460802" text:style-name="L11">
        <text:list-item>
          <text:list>
            <text:list-item>
              <text:p text:style-name="P4">Output patch center &amp; associated metrics from all training images with a label for the keypoint location (“left_eye_center”) as “training” input to a classifier</text:p>
            </text:list-item>
          </text:list>
        </text:list-item>
      </text:list>
      <text:list xml:id="list786161708" text:style-name="L12">
        <text:list-item>
          <text:list>
            <text:list-item>
              <text:list>
                <text:list-item>
                  <text:p text:style-name="P5">label is “none” for all patch centers</text:p>
                </text:list-item>
              </text:list>
            </text:list-item>
          </text:list>
        </text:list-item>
      </text:list>
      <text:p text:style-name="P2"><text:s text:c="6"/>4. <text:s text:c="3"/>For each test image:</text:p>
      <text:list xml:id="list1268543056" text:continue-list="list1425546797" text:style-name="L3">
        <text:list-item>
          <text:list>
            <text:list-item>
              <text:p text:style-name="P3">Compute 11 x 11 pixel patches for each center in a 5 x 5 grid around the keypoint mean location</text:p>
            </text:list-item>
            <text:list-item>
              <text:p text:style-name="P3">Compute similarity metrics</text:p>
            </text:list-item>
          </text:list>
        </text:list-item>
      </text:list>
      <text:list xml:id="list644871236" text:style-name="L13">
        <text:list-item>
          <text:list>
            <text:list-item>
              <text:p text:style-name="P6">Output patch center &amp; associated metrics from all test images as “test” input to a classifier</text:p>
            </text:list-item>
            <text:list-item>
              <text:p text:style-name="P6">Train a GLMnet classifier on training patches</text:p>
            </text:list-item>
            <text:list-item>
              <text:p text:style-name="P6">Predict labels for test patches</text:p>
            </text:list-item>
          </text:list>
        </text:list-item>
      </text:list>
      <text:list xml:id="list1841920436" text:style-name="L14">
        <text:list-item>
          <text:list>
            <text:list-item>
              <text:list>
                <text:list-item>
                  <text:p text:style-name="P7">Utilizing correlation resulted in a score of 3.93942 (0.66 %) improvement</text:p>
                  <text:list>
                    <text:list-item>
                      <text:p text:style-name="P7">not worth all that work <text:s/></text:p>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ce style:name="Arial Black" svg:font-family="'Arial Black'"/>
    <style:font-face style:name="OpenSymbol" svg:font-family="OpenSymbol"/>
    <style:font-face style:name="Tahoma1" svg:font-family="Tahoma"/>
    <style:font-face style:name="Arial1" svg:font-family="Arial"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Black" fo:font-size="12pt" style:font-name-asian="Arial1"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style:font-name="Arial" fo:font-size="10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Balaji Iyengar</meta:initial-creator>
    <meta:creation-date>2016-01-15T07:58:24</meta:creation-date>
    <meta:generator>NeoOffice/3.2015.3_Classic_Edition$Unix OpenOffice.org_project/Patch 0</meta:generator>
    <dc:date>2016-01-15T14:48:34</dc:date>
    <dc:creator>Balaji Iyengar</dc:creator>
    <meta:editing-duration>PT06H50M12S</meta:editing-duration>
    <meta:editing-cycles>7</meta:editing-cycles>
    <meta:document-statistic meta:table-count="0" meta:image-count="0" meta:object-count="0" meta:page-count="2" meta:paragraph-count="34" meta:word-count="814" meta:character-count="5118"/>
  </office:meta>
</office:document-meta>
</file>